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textarea-horizontal-align="justify" draw:textarea-vertical-align="middle" draw:auto-grow-height="false" fo:min-height="1.45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1.5cm"/>
    </style:style>
    <style:style style:name="gr5" style:family="graphic" style:parent-style-name="standard">
      <style:graphic-properties svg:stroke-color="#000033" draw:fill="none" draw:textarea-horizontal-align="justify" draw:textarea-vertical-align="middle" draw:auto-grow-height="false" fo:min-height="5.15cm" fo:min-width="3.2cm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3.35cm"/>
    </style:style>
    <style:style style:name="gr8" style:family="graphic" style:parent-style-name="standard">
      <style:graphic-properties draw:stroke="none" svg:stroke-color="#000000" draw:fill="none" draw:fill-color="#ffffff" fo:min-height="6.45cm"/>
    </style:style>
    <style:style style:name="gr9" style:family="graphic" style:parent-style-name="standard">
      <style:graphic-properties draw:stroke="none" svg:stroke-color="#000000" draw:fill="none" draw:fill-color="#ffffff" fo:min-height="2.05cm"/>
    </style:style>
    <style:style style:name="gr10" style:family="graphic" style:parent-style-name="standard">
      <style:graphic-properties draw:stroke="none" svg:stroke-color="#000000" draw:fill="none" draw:fill-color="#ffffff" fo:min-height="3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1.599cm" svg:height="2.498cm" svg:x="10.7cm" svg:y="4.201cm" svg:viewBox="0 0 1600 2499" svg:d="M0 1700v-1700h300v1700h5c1 279 214 492 493 492s493-213 494-492h8v-1700h300v1700h-1c-1 453-347 799-800 799s-798-346-799-799z">
          <text:p/>
        </draw:path>
        <draw:path draw:style-name="gr2" draw:text-style-name="P2" draw:layer="layout" svg:width="9.399cm" svg:height="7.999cm" svg:x="2.9cm" svg:y="1.1cm" svg:viewBox="0 0 9400 8000" svg:d="M0 2100v-1800-300h300 3700 300 3500 300v300 4500h5c1 279 214 492 493 492s493-213 494-492h8v-4800h300v4800h-1c-1 453-347 799-800 799s-798-346-799-799v-4500h-3500v7700h-300v-7700h-3700v1800z">
          <text:p/>
        </draw:path>
        <draw:custom-shape draw:style-name="gr3" draw:text-style-name="P2" draw:layer="layout" svg:width="0.3cm" svg:height="2.8cm" svg:x="2cm" svg:y="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0.4cm" svg:x="1.5cm" svg:y="1.8cm">
          <text:p/>
          <draw:enhanced-geometry svg:viewBox="0 0 21600 21600" draw:type="rectangle" draw:enhanced-path="M 0 0 L 21600 0 21600 21600 0 21600 0 0 Z N"/>
        </draw:custom-shape>
        <draw:polygon draw:style-name="gr5" draw:text-style-name="P2" draw:layer="layout" svg:width="3.7cm" svg:height="6.399cm" svg:x="0.6cm" svg:y="2.2cm" svg:viewBox="0 0 3701 6400" draw:points="0,6400 0,1000 489,299 500,299 500,0 3200,0 3200,299 3211,299 3701,1000 3700,1000 3700,6400">
          <text:p/>
        </draw:polygon>
        <draw:polygon draw:style-name="gr6" draw:text-style-name="P3" draw:layer="layout" svg:width="0.599cm" svg:height="0.499cm" svg:x="6.9cm" svg:y="8.4cm" svg:viewBox="0 0 600 500" draw:points="0,300 0,200 500,200 500,0 600,0 600,500 500,500 500,300">
          <text:p/>
        </draw:polygon>
        <draw:polygon draw:style-name="gr6" draw:text-style-name="P3" draw:layer="layout" svg:width="0.599cm" svg:height="0.499cm" svg:x="1.7cm" svg:y="0.8cm" svg:viewBox="0 0 600 500" draw:points="600,300 600,200 100,200 100,0 0,0 0,500 100,500 100,300">
          <text:p/>
        </draw:polygon>
        <draw:frame draw:style-name="gr7" draw:text-style-name="P4" draw:layer="layout" svg:width="3cm" svg:height="3.6cm" svg:x="1.9cm" svg:y="5.2cm">
          <draw:text-box>
            <text:p>A</text:p>
          </draw:text-box>
        </draw:frame>
        <draw:frame draw:style-name="gr8" draw:text-style-name="P4" draw:layer="layout" svg:width="3.8cm" svg:height="6.7cm" svg:x="7.5cm" svg:y="7.7cm">
          <draw:text-box>
            <text:p>K<text:span text:style-name="T1">1</text:span></text:p>
          </draw:text-box>
        </draw:frame>
        <draw:frame draw:style-name="gr9" draw:text-style-name="P6" draw:layer="layout" svg:width="6.1cm" svg:height="2.3cm" svg:x="5.5cm" svg:y="9cm">
          <draw:text-box>
            <text:p text:style-name="P5"><text:span text:style-name="T2">к газгольдеру</text:span></text:p>
          </draw:text-box>
        </draw:frame>
        <draw:frame draw:style-name="gr8" draw:text-style-name="P4" draw:layer="layout" svg:width="3.8cm" svg:height="6.7cm" svg:x="0.6cm" svg:y="0.6cm">
          <draw:text-box>
            <text:p>K<text:span text:style-name="T1">2</text:span></text:p>
          </draw:text-box>
        </draw:frame>
        <draw:frame draw:style-name="gr10" draw:text-style-name="P4" draw:layer="layout" svg:width="2.7cm" svg:height="3.3cm" svg:x="9.7cm" svg:y="4.4cm">
          <draw:text-box>
            <text:p>М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04:12:04.698663560</meta:creation-date>
    <dc:date>2016-02-28T04:37:44.054472788</dc:date>
    <meta:editing-duration>PT10M6S</meta:editing-duration>
    <meta:editing-cycles>2</meta:editing-cycles>
    <meta:generator>LibreOffice/5.0.5.2$Linux_x86 LibreOffice_project/00m0$Build-2</meta:generator>
    <meta:document-statistic meta:object-count="12"/>
  </office:meta>
</office:document-meta>
</file>